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0" style:family="paragraph" style:parent-style-name="Figure">
      <style:text-properties officeooo:rsid="002bfc6b" officeooo:paragraph-rsid="002bfc6b"/>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23"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officeooo:rsid="0038fd7f" style:font-weight-asian="bold" style:font-weight-complex="bold"/>
    </style:style>
    <style:style style:name="T6" style:family="text">
      <style:text-properties officeooo:rsid="003909b1"/>
    </style:style>
    <style:style style:name="T7" style:family="text">
      <style:text-properties officeooo:rsid="003d3a7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zed and broad standard that is used to represent all characters, <text:span text:style-name="T7">emoji</text:span> and many more symbols on a computer. For Unicode, most of the symbols in all languages are captured and standardized for the sake of standard representation of the same symbol. </text:p>
      <text:p text:style-name="P2">Unicode utilize 32bits operation to capture all possibilities of the combinations of zeros and ones to mean something on a computer,( in <text:soft-page-break/>the binary form). In this system of 32bits, there are 32! possibilities of representation of symbols. </text:p>
      <text:p text:style-name="P2">With Unicode, representation of emoji of different colors is made possible by fixing a unique set of characters out of the 32 digits, then alter the other characters to represent the color of the <text:span text:style-name="T7">e</text:span>mo<text:span text:style-name="T7">j</text:span>i. In the same way, representation of joint <text:span text:style-name="T7">e</text:span>mo<text:span text:style-name="T7">j</text:span>is is made possible by Unicode,</text:p>
      <text:p text:style-name="P3">Images; </text:p>
      <text:p text:style-name="P3">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4">Videos;</text:p>
      <text:p text:style-name="P4">For the sake of videos, computers represent videos by displaying rapidly changing images. For a human being, the representation will give a something display thus showing a video. Therefore videos are sequences of images.</text:p>
      <text:p text:style-name="P4">Music</text:p>
      <text:p text:style-name="P4">For music, the music notes are digitalized by giving each frequency, pitch and other variables different and unique digital numbers. Mp3, MP4 and other extensions of music represent other standardization of music notes.</text:p>
      <text:p text:style-name="P5">COMPUTER ALGORITHMS</text:p>
      <text:p text:style-name="P5">Computer algorithm is the way computer work upon a certain problem. Computer algorithms are so fast since they use the process of bisecting the challenge until it remains with two possibilities then finally choose the right and final possibility. </text:p>
      <text:p text:style-name="P5"/>
      <text:p text:style-name="P5"><draw:frame draw:style-name="fr5"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5"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4"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re programming language that can be learned first and make the learning of all the other program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4"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4"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
      <text:p text:style-name="P11">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1" text:anchor-type="char" svg:x="-0.1835in" svg:y="0.2516in" svg:width="2.9083in" draw:z-index="6"><draw:text-box fo:min-height="4.2583in"><text:p text:style-name="Figure"><draw:frame draw:style-name="fr4"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20">Loops in c language</text:p><text:p text:style-name="P20">we have both for loops and <text:s/>the while loops . Below is the picture showing how each of them can be used </text:p><text:p text:style-name="P20"/></draw:text-box></draw:frame></text:p></draw:text-box></draw:frame><text:s text:c="2"/></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COMPILING IN C LANGUAGE;</text:p>
      <text:p text:style-name="P12">we have many different compilers in c language , the main and the oldest compiler is called clang; Below is the picture that shows how to use it. Note; The clang compiler gives the command line actions that can rename the default program name that is made after compiling <text:soft-page-break/>the program. Nb; the default name of the compiled code is ‘’’’ a.out’’’ standing for assembly output. </text:p>
      <text:p text:style-name="P12"><draw:frame draw:style-name="fr4"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2"/>
      <text:p text:style-name="P12"/>
      <text:p text:style-name="P12"/>
      <text:p text:style-name="P12"/>
      <text:p text:style-name="P12"/>
      <text:p text:style-name="P12"/>
      <text:p text:style-name="P12">In the above code, ‘-o’ will rename the output code as hello from the original file called hello.c</text:p>
      <text:p text:style-name="P12">in case we use the third party libraries, we need to link the libraries to the compiler as below. <text:span text:style-name="T3">The argument lcs50 links the libraries to out compiled code.</text:span></text:p>
      <text:p text:style-name="P12"><draw:frame draw:style-name="fr4"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21"/>
      <text:p text:style-name="P13"><text:soft-page-break/>Processes of compiling the program;</text:p>
      <text:p text:style-name="P13"><draw:frame draw:style-name="fr4" draw:name="Image11" text:anchor-type="char" svg:x="2.0799in" svg:y="-0.05in" svg:width="2.8319in" svg:height="3.039in" draw:z-index="12"><draw:image xlink:href="Pictures/1000000100000190000001D11BC2E6D9AE9E5374.png" xlink:type="simple" xlink:show="embed" xlink:actuate="onLoad" draw:mime-type="image/png"/></draw:frame></text:p>
      <text:p text:style-name="P13"/>
      <text:p text:style-name="P13"/>
      <text:p text:style-name="P13"/>
      <text:p text:style-name="P13"/>
      <text:p text:style-name="P13"/>
      <text:p text:style-name="P13"/>
      <text:p text:style-name="P13"/>
      <text:p text:style-name="P13">P reprocessing; Here the compiler just process the whole code starting with the code lines having ‘#’ . # is a symbol that tells the compiler that this line should be processed earlier. </text:p>
      <text:p text:style-name="P13">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3">Assembling; This is the step where the assembly code is translated to the machine code. The machine code is the code of zeros and ones. </text:p>
      <text:p text:style-name="P13">Linking; This step links the libraries and other external actions to the machine code. This is the last step where all necessary links to the code are put in one place. </text:p>
      <text:p text:style-name="P13"/>
      <text:p text:style-name="P13">DEBUGGING;</text:p>
      <text:p text:style-name="P13">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ext:soft-page-break/>the left margin of the line of interest.). after that step, you run the command (‘ debug50 ./buggyo’) ./buggy0 is the compiled file. (you need to compile the code first)</text:p>
      <text:p text:style-name="P13"><draw:frame draw:style-name="fr4"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3"><draw:frame draw:style-name="fr4"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3"><text:s text:c="2"/></text:p>
      <text:p text:style-name="P13"/>
      <text:p text:style-name="P13"/>
      <text:p text:style-name="P13"/>
      <text:p text:style-name="P13"/>
      <text:p text:style-name="P13"/>
      <text:p text:style-name="P13">We use the play buttons at the top of the vs code to run the code in the desired pattern so that you can see the error in the code.</text:p>
      <text:p text:style-name="P13">ARRAYS; </text:p>
      <text:p text:style-name="P13">these are used to represent data <text:s/>and store it in one place. This makes it easy for the computer to find anything in the array</text:p>
      <text:p text:style-name="P13">arrays are declared using the main code below; </text:p>
      <text:p text:style-name="P13">&gt; int array[5]; this means that the array named ‘array ‘ will take integers and will have 5 places in it. Bellow is an example code of array manipulation in C languages</text:p>
      <text:p text:style-name="P13"/>
      <text:p text:style-name="P13"/>
      <text:p text:style-name="P13"/>
      <text:p text:style-name="P13"><draw:frame draw:style-name="fr5" draw:name="Image16" text:anchor-type="char" svg:width="6.2165in" svg:height="5.8252in" draw:z-index="17"><draw:image xlink:href="Pictures/10000001000002EA000002BB70D928D8A05A7F0E.png" xlink:type="simple" xlink:show="embed" xlink:actuate="onLoad" draw:mime-type="image/png"/></draw:frame><text:soft-page-break/></text:p>
      <text:p text:style-name="P13"/>
      <text:p text:style-name="P13">LIBRARIES; </text:p>
      <text:p text:style-name="P13">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4"/>
      <text:p text:style-name="P14"><text:soft-page-break/>C<draw:frame draw:style-name="fr5" draw:name="Image15" text:anchor-type="char" svg:width="0.0165in" svg:height="0.0252in" draw:z-index="16"><draw:image xlink:href="Pictures/1000000100000002000000037F2B1638787F7572.png" xlink:type="simple" xlink:show="embed" xlink:actuate="onLoad" draw:mime-type="image/png"/></draw:frame><draw:frame draw:style-name="fr6"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4">These are the inputs for the command line. </text:p>
      <text:p text:style-name="P15">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5"><draw:frame draw:style-name="fr4" draw:name="Image17" text:anchor-type="char" svg:x="0.1791in" svg:y="0in" svg:width="2.3425in" svg:height="2.9161in" draw:z-index="18"><draw:image xlink:href="Pictures/1000000100000190000001F29397B67B04316FA2.png" xlink:type="simple" xlink:show="embed" xlink:actuate="onLoad" draw:mime-type="image/png"/></draw:frame><draw:frame draw:style-name="fr4" draw:name="Image18" text:anchor-type="char" svg:x="2.7209in" svg:y="0.002in" svg:width="2.2764in" svg:height="2.8339in" draw:z-index="19"><draw:image xlink:href="Pictures/1000000100000190000001F20C0664C87F164235.png" xlink:type="simple" xlink:show="embed" xlink:actuate="onLoad" draw:mime-type="image/png"/></draw:frame><draw:frame draw:style-name="fr4"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4"/>
      <text:p text:style-name="P14"/>
      <text:p text:style-name="P14"><text:s text:c="29"/></text:p>
      <text:p text:style-name="P14"/>
      <text:p text:style-name="P14"/>
      <text:p text:style-name="P14"/>
      <text:p text:style-name="P14"/>
      <text:p text:style-name="P16">In the above code, the arguments in the int main(int argc, string argv[]); -int argc stands for argument count which gives the main function the number of arguments provided for the programs</text:p>
      <text:p text:style-name="P16">- string argv[] means that the ‘argument value’ and in the above case it is the array of strings.</text:p>
      <text:p text:style-name="P16">- argv[] stands for the variable in the second position of the array of arguments.</text:p>
      <text:p text:style-name="P16">Note; The argv[0] place is taken by the name of the program. <text:s/></text:p>
      <text:p text:style-name="P16">- ‘<text:span text:style-name="T4">int’ means that the output of the main function will be the integer. These integers are always not printed on the screen but they be underneath the screen. These integers are called the </text:span><text:span text:style-name="T5">exit status</text:span><text:span text:style-name="T4"> statuses. In c language the exit status of the main function is set to be 0 by default.</text:span></text:p>
      <text:p text:style-name="P17"><text:soft-page-break/>The exit statuses of the function can be manipulated to be something else depending on the condition of <text:s/>the program execution. This can help the programmer to know where the error is in the program.</text:p>
      <text:p text:style-name="P17">- <text:span text:style-name="T6">Void in the int main(void) function shows that the function is taking in not command line arguments</text:span></text:p>
      <text:p text:style-name="P17"/>
      <text:p text:style-name="P18">ALGORITHMS</text:p>
      <text:p text:style-name="P18">These are set of principals that the program follows to execute.</text:p>
      <text:p text:style-name="P19">We have different algorithms to solve deferent problems, the main algorithms we have are namely; </text:p>
      <text:list xml:id="list620137822" text:style-name="L1">
        <text:list-item>
          <text:p text:style-name="P23">linear algorithms</text:p>
        </text:list-item>
        <text:list-item>
          <text:p text:style-name="P23">logarithmic algorithms</text:p>
        </text:list-item>
        <text:list-item>
          <text:p text:style-name="P23">quadratic algorithms and many more</text:p>
        </text:list-item>
      </text:list>
      <text:p text:style-name="P19">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19"><draw:frame draw:style-name="fr1" draw:name="Frame3" text:anchor-type="char" svg:x="0.4374in" svg:y="0.1665in" svg:width="3.3335in" draw:z-index="21"><draw:text-box fo:min-height="2.9835in"><text:p text:style-name="Figure"><draw:frame draw:style-name="fr3"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19"/>
      <text:p text:style-name="P19"/>
      <text:p text:style-name="P19"/>
      <text:p text:style-name="P19"/>
      <text:p text:style-name="P19"/>
      <text:p text:style-name="P19"/>
      <text:p text:style-name="P19"/>
      <text:p text:style-name="P19"><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13T22:37:51.662193403</dc:date>
    <meta:editing-duration>PT8H36M55S</meta:editing-duration>
    <meta:editing-cycles>21</meta:editing-cycles>
    <meta:generator>LibreOffice/7.3.7.2$Linux_X86_64 LibreOffice_project/30$Build-2</meta:generator>
    <meta:document-statistic meta:table-count="0" meta:image-count="20" meta:object-count="0" meta:page-count="14" meta:paragraph-count="68" meta:word-count="1708" meta:character-count="10190" meta:non-whitespace-character-count="8476"/>
  </office:meta>
</office:document-meta>
</file>